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26b" officeooo:paragraph-rsid="001dc26b"/>
    </style:style>
    <style:style style:name="P2" style:family="paragraph" style:parent-style-name="Standard">
      <style:text-properties officeooo:rsid="001dc26b" officeooo:paragraph-rsid="001dc26b"/>
    </style:style>
    <style:style style:name="P3" style:family="paragraph" style:parent-style-name="Standard">
      <style:text-properties officeooo:rsid="001ecfad" officeooo:paragraph-rsid="001ecfad"/>
    </style:style>
    <style:style style:name="P4" style:family="paragraph" style:parent-style-name="Standard">
      <style:text-properties officeooo:rsid="001f018d" officeooo:paragraph-rsid="001f018d"/>
    </style:style>
    <style:style style:name="P5" style:family="paragraph" style:parent-style-name="Standard">
      <style:text-properties officeooo:rsid="002003d3" officeooo:paragraph-rsid="002003d3"/>
    </style:style>
    <style:style style:name="P6" style:family="paragraph" style:parent-style-name="Standard">
      <style:text-properties officeooo:rsid="0020c150" officeooo:paragraph-rsid="0020c150"/>
    </style:style>
    <style:style style:name="P7" style:family="paragraph" style:parent-style-name="Standard">
      <style:text-properties officeooo:rsid="0020e659" officeooo:paragraph-rsid="0020e659"/>
    </style:style>
    <style:style style:name="T1" style:family="text">
      <style:text-properties fo:font-weight="bold" style:font-weight-asian="bold" style:font-weight-complex="bold"/>
    </style:style>
    <style:style style:name="T2" style:family="text">
      <style:text-properties officeooo:rsid="001f018d"/>
    </style:style>
    <style:style style:name="T3" style:family="text">
      <style:text-properties officeooo:rsid="002003d3"/>
    </style:style>
    <style:style style:name="T4" style:family="text">
      <style:text-properties officeooo:rsid="0020c1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fics notes</text:p>
      <text:p text:style-name="P1"/>
      <text:p text:style-name="P1">Rendering</text:p>
      <text:p text:style-name="P1">The process of generating an image form a 3D model. We convert raw data(geometry, lighting, materials, textures) and convert it to frames. The speed is measured in Frames Per Second (FPS)</text:p>
      <text:p text:style-name="P1">It follows a graphics pipeline</text:p>
      <text:p text:style-name="P1">1. Model Data</text:p>
      <text:p text:style-name="P1">- 3D objects are defined using vertices, edges and faces</text:p>
      <text:p text:style-name="P1">- these are stored as meshes made up of triangles or polygons</text:p>
      <text:p text:style-name="P1">2. Transformation and Projection</text:p>
      <text:p text:style-name="P1">- the 3D model is positioned, rotated and scaled</text:p>
      <text:p text:style-name="P1">- the scene is projected onto a 2D screen, using a camera perspective</text:p>
      <text:p text:style-name="P1">3. Rasterization</text:p>
      <text:p text:style-name="P1">- the 3D objects are broken down into pixels (fragments) on the screen</text:p>
      <text:p text:style-name="P1">4. Shading and Lighting</text:p>
      <text:p text:style-name="P1">- the GPU calculates colors, shadows, relections and textures for each pixel</text:p>
      <text:p text:style-name="P1">- shaders define how the final colors appear</text:p>
      <text:p text:style-name="P1">5. Final image output</text:p>
      <text:p text:style-name="P1">- the computed pixels are assembled into a final image and displayed</text:p>
      <text:p text:style-name="P1"/>
      <text:p text:style-name="P1"/>
      <text:p text:style-name="P3">Basic</text:p>
      <text:p text:style-name="P4">Main()</text:p>
      <text:p text:style-name="P3">The main loop is called when the project is started. </text:p>
      <text:p text:style-name="P3">We have the <text:span text:style-name="T1">IWindow</text:span> interface, we need to create a <text:span text:style-name="T1">window</text:span> object of this this interface. When creating the window, we need to provide a <text:span text:style-name="T1">WindowOptions</text:span> object, which could be <text:span text:style-name="T1">WindowOption.Default</text:span>. This interface requires us to implement Load, Update and Render methods(and maybe Closing). <text:span text:style-name="T2">This implementation needs to be functions.</text:span></text:p>
      <text:p text:style-name="P3"/>
      <text:p text:style-name="P4">Load()</text:p>
      <text:p text:style-name="P4">It is called when the program is loaded.</text:p>
      <text:p text:style-name="P4">Sets up the Input Handling.</text:p>
      <text:p text:style-name="P4">First it creates an inputContext which is an object of the IinputContext interface. inputContext.KeyBoards helps us accessing all the keyboards. So with a for loop we can add to each keyboard an event handler, in this case keyboard.KeyDown += Keyboard_KeyDown, means that when a key is pressed, the Keyboard_KeyDown function is called. <text:span text:style-name="T3">This function is just a simple switch case model, where every caracter is linked to another function.</text:span></text:p>
      <text:p text:style-name="P4"/>
      <text:p text:style-name="P5">Creates the OpenGL context and some settings</text:p>
      <text:p text:style-name="P5">GL is an iterface, and with the Gl = window.CreateOpenGL() we create and initialize the context.</text:p>
      <text:p text:style-name="P5">Gl.ClearColor is a function where we can specify a color to which we want the screen to be set when the the screen is cleared.</text:p>
      <text:p text:style-name="P5">Gl.Enable(EnableCap.CullFace) <text:span text:style-name="T4">enables</text:span> CullFace, which is a technique which makes rendering faster by discarding faces of objects which are not visible to the camera.</text:p>
      <text:p text:style-name="P5">Gl.Enable(EnableCap.DepthTest) <text:span text:style-name="T4">enables depth testing which orders the objects based on how close they are to the camera.</text:span></text:p>
      <text:p text:style-name="P5">Gl.DepthFunc(DepthFunction.Lequal) <text:span text:style-name="T4">is a functions required by the DepthTest. The Lequal function ensures that the fragment(pixel) is only drawn if its depth value is less or equal than the one stored in the depth buffer.</text:span></text:p>
      <text:p text:style-name="P6">It also calles the SetUpObjects() and LinkProgram() functions.</text:p>
      <text:p text:style-name="P6"/>
      <text:p text:style-name="P6">SetUpObjects</text:p>
      <text:p text:style-name="P7"><text:soft-page-break/>Sets up two objec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8:53:09.676255260</meta:creation-date>
    <meta:editing-duration>PT10M25S</meta:editing-duration>
    <meta:editing-cycles>4</meta:editing-cycles>
    <meta:generator>LibreOffice/7.3.7.2$Linux_X86_64 LibreOffice_project/30$Build-2</meta:generator>
    <dc:date>2025-04-10T09:48:54.256894683</dc:date>
    <meta:document-statistic meta:table-count="0" meta:image-count="0" meta:object-count="0" meta:page-count="2" meta:paragraph-count="34" meta:word-count="425" meta:character-count="2604" meta:non-whitespace-character-count="2212"/>
  </office:meta>
</office:document-meta>
</file>